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276cm" fo:min-width="21.462cm"/>
    </style:style>
    <style:style style:name="T1" style:family="text">
      <style:text-properties fo:color="#ff6309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4c4c4c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6.952cm" svg:height="11.526cm" svg:x="0.764cm" svg:y="0.553cm">
          <draw:text-box>
            <text:p><text:span text:style-name="T1">The Food ProcessIng Sector In India</text:span></text:p>
            <text:p><text:span text:style-name="T2">India is the only country to have levied excise duty on machinery and equipment for processed foods Branded food items attract higher sales tax and excise duty</text:span></text:p>
            <text:p><text:span text:style-name="T3">(8 pages, 1821 Words)</text:span></text:p>
            <text:p/>
            <text:p><text:span text:style-name="T1">The Fast Food Fad</text:span></text:p>
            <text:p><text:span text:style-name="T2">the better. Decreasing the ingestion of chemicals, preservatives, and processed foods (such as typical fast food) have proven to have substantial benefits on overall</text:span></text:p>
            <text:p><text:span text:style-name="T3">(4 pages, 858 Words)</text:span></text:p>
            <text:p/>
            <text:p><text:span text:style-name="T1">Canned Foods</text:span></text:p>
            <text:p><text:span text:style-name="T2">eat the better it is for our bodies than canned, frozen, or highly-processed foods. Consuming food is a necessity that we as humans must do to sustain life. At least</text:span></text:p>
            <text:p><text:span text:style-name="T3">(4 pages, 859 Word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6cm" fo:margin-bottom="0.005cm" fo:margin-left="0cm" fo:margin-right="0cm" fo:page-width="18.5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00:50:32</meta:creation-date>
    <dc:date>2012-07-17T19:20:24</dc:date>
    <meta:editing-duration>PT12H31M45S</meta:editing-duration>
    <meta:editing-cycles>4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